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29c79c"/>
    </style:style>
    <style:style style:name="P3" style:family="paragraph" style:parent-style-name="Standard">
      <style:text-properties fo:language="en" fo:country="US" officeooo:paragraph-rsid="004011fa"/>
    </style:style>
    <style:style style:name="P4" style:family="paragraph" style:parent-style-name="Standard">
      <style:text-properties fo:language="en" fo:country="US" fo:background-color="#ffdbb6"/>
    </style:style>
    <style:style style:name="P5" style:family="paragraph" style:parent-style-name="Standard">
      <style:text-properties fo:language="en" fo:country="US" fo:background-color="#dde8cb"/>
    </style:style>
    <style:style style:name="P6" style:family="paragraph" style:parent-style-name="Standard">
      <style:text-properties fo:language="en" fo:country="US" fo:background-color="#ffffd7"/>
    </style:style>
    <style:style style:name="P7" style:family="paragraph" style:parent-style-name="Standard">
      <style:text-properties fo:language="en" fo:country="US" officeooo:paragraph-rsid="006ac6d9" fo:background-color="#ffffd7"/>
    </style:style>
    <style:style style:name="P8" style:family="paragraph" style:parent-style-name="Standard">
      <style:text-properties fo:language="en" fo:country="US" fo:background-color="#e0c2cd"/>
    </style:style>
    <style:style style:name="P9" style:family="paragraph" style:parent-style-name="Standard">
      <style:text-properties fo:language="en" fo:country="US" fo:background-color="#f6f9d4"/>
    </style:style>
    <style:style style:name="P10" style:family="paragraph" style:parent-style-name="Standard">
      <style:text-properties fo:language="en" fo:country="US" officeooo:paragraph-rsid="00572877" fo:background-color="#f6f9d4"/>
    </style:style>
    <style:style style:name="P11" style:family="paragraph" style:parent-style-name="Standard">
      <style:text-properties fo:language="en" fo:country="US" officeooo:paragraph-rsid="008342d6" fo:background-color="#f6f9d4"/>
    </style:style>
    <style:style style:name="P12" style:family="paragraph" style:parent-style-name="Standard">
      <style:text-properties fo:language="en" fo:country="US" fo:background-color="#ffd8ce"/>
    </style:style>
    <style:style style:name="P13" style:family="paragraph" style:parent-style-name="Standard">
      <style:text-properties fo:language="en" fo:country="US" fo:background-color="#dee6ef"/>
    </style:style>
    <style:style style:name="P14" style:family="paragraph" style:parent-style-name="Standard">
      <style:text-properties fo:language="en" fo:country="US" officeooo:paragraph-rsid="0058a7da" fo:background-color="#dee6ef"/>
    </style:style>
    <style:style style:name="P15" style:family="paragraph" style:parent-style-name="Standard">
      <style:text-properties fo:language="en" fo:country="US" fo:background-color="transparent"/>
    </style:style>
    <style:style style:name="P16" style:family="paragraph" style:parent-style-name="Standard">
      <style:text-properties fo:language="en" fo:country="US" fo:font-weight="bold" officeooo:paragraph-rsid="0065d141" fo:background-color="transparent" style:font-weight-asian="bold" style:font-weight-complex="bold"/>
    </style:style>
    <style:style style:name="P17" style:family="paragraph" style:parent-style-name="Standard">
      <style:text-properties fo:language="en" fo:country="US" fo:font-weight="bold" officeooo:paragraph-rsid="0066cd42" style:font-weight-asian="bold" style:font-weight-complex="bold"/>
    </style:style>
    <style:style style:name="P18" style:family="paragraph" style:parent-style-name="Standard">
      <style:text-properties fo:language="en" fo:country="US" fo:font-weight="bold" officeooo:paragraph-rsid="006c4164" style:font-weight-asian="bold" style:font-weight-complex="bold"/>
    </style:style>
    <style:style style:name="P19" style:family="paragraph" style:parent-style-name="Standard">
      <style:text-properties fo:language="en" fo:country="US" fo:font-weight="bold" officeooo:paragraph-rsid="006ac6d9" style:font-weight-asian="bold" style:font-weight-complex="bold"/>
    </style:style>
    <style:style style:name="P20" style:family="paragraph" style:parent-style-name="Standard">
      <style:text-properties fo:language="en" fo:country="US" fo:background-color="#dedce6"/>
    </style:style>
    <style:style style:name="P21" style:family="paragraph" style:parent-style-name="Standard">
      <style:text-properties fo:language="en" fo:country="US" officeooo:paragraph-rsid="00823e3a" fo:background-color="#dedce6"/>
    </style:style>
    <style:style style:name="P22" style:family="paragraph" style:parent-style-name="Standard">
      <style:text-properties fo:language="en" fo:country="US" officeooo:paragraph-rsid="009d79c5"/>
    </style:style>
    <style:style style:name="P23" style:family="paragraph" style:parent-style-name="Standard">
      <style:paragraph-properties fo:margin-left="2.501cm" fo:margin-right="0cm" fo:text-indent="0cm" style:auto-text-indent="false"/>
      <style:text-properties fo:language="en" fo:country="US" fo:background-color="transparent"/>
    </style:style>
    <style:style style:name="P24"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25" style:family="paragraph" style:parent-style-name="Standard">
      <style:paragraph-properties fo:margin-left="3.752cm" fo:margin-right="0cm" fo:text-indent="0cm" style:auto-text-indent="false"/>
      <style:text-properties fo:language="en" fo:country="US" fo:background-color="transparent"/>
    </style:style>
    <style:style style:name="P26" style:family="paragraph" style:parent-style-name="Standard" style:list-style-name="L1">
      <style:text-properties fo:language="en" fo:country="US" fo:background-color="transparent"/>
    </style:style>
    <style:style style:name="P27" style:family="paragraph" style:parent-style-name="Table_20_Contents">
      <style:text-properties fo:color="#464453" fo:font-size="11pt" style:font-size-asian="11pt" style:font-size-complex="11pt"/>
    </style:style>
    <style:style style:name="P28" style:family="paragraph" style:parent-style-name="Table_20_Contents">
      <style:paragraph-properties fo:text-align="end" style:justify-single-word="false"/>
      <style:text-properties fo:color="#464453" fo:font-size="10pt" style:font-size-asian="10pt" style:font-size-complex="10pt"/>
    </style:style>
    <style:style style:name="P29" style:family="paragraph" style:parent-style-name="Heading_20_1">
      <style:text-properties fo:language="en" fo:country="US"/>
    </style:style>
    <style:style style:name="T1" style:family="text">
      <style:text-properties officeooo:rsid="001c2002"/>
    </style:style>
    <style:style style:name="T2" style:family="text">
      <style:text-properties officeooo:rsid="0020401a"/>
    </style:style>
    <style:style style:name="T3" style:family="text">
      <style:text-properties officeooo:rsid="002376ec"/>
    </style:style>
    <style:style style:name="T4" style:family="text">
      <style:text-properties officeooo:rsid="00252cba"/>
    </style:style>
    <style:style style:name="T5" style:family="text">
      <style:text-properties officeooo:rsid="0026644a"/>
    </style:style>
    <style:style style:name="T6" style:family="text">
      <style:text-properties officeooo:rsid="002a5db4"/>
    </style:style>
    <style:style style:name="T7" style:family="text">
      <style:text-properties officeooo:rsid="002ea35d"/>
    </style:style>
    <style:style style:name="T8" style:family="text">
      <style:text-properties officeooo:rsid="0033ac38"/>
    </style:style>
    <style:style style:name="T9" style:family="text">
      <style:text-properties officeooo:rsid="0035778c"/>
    </style:style>
    <style:style style:name="T10" style:family="text">
      <style:text-properties fo:font-style="italic" style:font-style-asian="italic" style:font-style-complex="italic"/>
    </style:style>
    <style:style style:name="T11" style:family="text">
      <style:text-properties fo:font-style="italic" officeooo:rsid="0035778c" style:font-style-asian="italic" style:font-style-complex="italic"/>
    </style:style>
    <style:style style:name="T12" style:family="text">
      <style:text-properties fo:font-style="italic" officeooo:rsid="0037bc7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3e30cd"/>
    </style:style>
    <style:style style:name="T16" style:family="text">
      <style:text-properties officeooo:rsid="004404e2"/>
    </style:style>
    <style:style style:name="T17" style:family="text">
      <style:text-properties officeooo:rsid="0045d2f4"/>
    </style:style>
    <style:style style:name="T18" style:family="text">
      <style:text-properties officeooo:rsid="00472f33"/>
    </style:style>
    <style:style style:name="T19" style:family="text">
      <style:text-properties officeooo:rsid="0048d340"/>
    </style:style>
    <style:style style:name="T20" style:family="text">
      <style:text-properties officeooo:rsid="004a9525"/>
    </style:style>
    <style:style style:name="T21" style:family="text">
      <style:text-properties officeooo:rsid="004cafdd"/>
    </style:style>
    <style:style style:name="T22" style:family="text">
      <style:text-properties officeooo:rsid="0050fd8a"/>
    </style:style>
    <style:style style:name="T23" style:family="text">
      <style:text-properties officeooo:rsid="0051e9cd"/>
    </style:style>
    <style:style style:name="T24" style:family="text">
      <style:text-properties officeooo:rsid="00538cc0"/>
    </style:style>
    <style:style style:name="T25" style:family="text">
      <style:text-properties officeooo:rsid="005569a6"/>
    </style:style>
    <style:style style:name="T26" style:family="text">
      <style:text-properties officeooo:rsid="007f2eda"/>
    </style:style>
    <style:style style:name="T27" style:family="text">
      <style:text-properties text:display="none"/>
    </style:style>
    <style:style style:name="T28" style:family="text">
      <style:text-properties officeooo:rsid="0094486d"/>
    </style:style>
    <style:style style:name="T29" style:family="text">
      <style:text-properties officeooo:rsid="009483e6"/>
    </style:style>
    <style:style style:name="T30" style:family="text">
      <style:text-properties fo:language="en" fo:country="US"/>
    </style:style>
    <style:style style:name="T31" style:family="text">
      <style:text-properties fo:language="en" fo:country="US" officeooo:rsid="009483e6"/>
    </style:style>
    <style:style style:name="T32" style:family="text">
      <style:text-properties officeooo:rsid="00986931"/>
    </style:style>
    <style:style style:name="T33" style:family="text">
      <style:text-properties fo:font-weight="bold" style:font-weight-asian="bold" style:font-weight-complex="bold"/>
    </style:style>
    <style:style style:name="T34" style:family="text">
      <style:text-properties fo:font-weight="bold" officeooo:rsid="0033ac38" style:font-weight-asian="bold" style:font-weight-complex="bold"/>
    </style:style>
    <style:style style:name="T35" style:family="text">
      <style:text-properties fo:font-weight="bold" officeooo:rsid="0048d340" style:font-weight-asian="bold" style:font-weight-complex="bold"/>
    </style:style>
    <style:style style:name="T36" style:family="text">
      <style:text-properties fo:font-weight="bold" officeooo:rsid="007f2eda" style:font-weight-asian="bold" style:font-weight-complex="bold"/>
    </style:style>
    <style:style style:name="T37" style:family="text">
      <style:text-properties fo:font-weight="bold" officeooo:rsid="0051e9cd" style:font-weight-asian="bold" style:font-weight-complex="bold"/>
    </style:style>
    <style:style style:name="T38" style:family="text">
      <style:text-properties fo:font-weight="bold" officeooo:rsid="005569a6" style:font-weight-asian="bold" style:font-weight-complex="bold"/>
    </style:style>
    <style:style style:name="fr1" style:family="graphic" style:parent-style-name="Frame">
      <style:graphic-properties fo:margin-left="0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9" text:outline-level="1">Levels <text:span text:style-name="T1">6: Cal</text:span></text:h>
      <text:p text:style-name="P1">Level 6 “Ca<text:span text:style-name="T2">l”</text:span> is characterized by 18 scenes, as well as 4 (*) situations in which it is possible to talk freely.</text:p>
      <text:h text:style-name="Heading_20_4" text:outline-level="4"><text:span text:style-name="T29">1 - W</text:span>here they open the door of the walls</text:h>
      <text:p text:style-name="Activity"><draw:frame draw:style-name="fr1" draw:name="Frame1" text:anchor-type="paragraph" svg:width="7.001cm" draw:z-index="0"><draw:text-box fo:min-height="12.1cm"><text:p text:style-name="Picture"><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7"><text:line-break/></text:span>Picture <text:sequence text:ref-name="refPicture0" text:name="Picture" text:formula="ooow:Picture+1" style:num-format="1">1</text:sequence>: <text:span text:style-name="T28">S</text:span>ecret door <text:span text:style-name="T28">of the city</text:span></text:p></draw:text-box></draw:frame>The team has just passed the last hill of the roaring Hills and finally sees the great walls of Cal in the distance.</text:p>
      <text:p text:style-name="P1"><text:span text:style-name="T33">Sophie</text:span>: Here it is! <text:span text:style-name="T3">It’s</text:span> Cal! Finally, who knows if Howl is still there. Oh! I wonder if <text:span text:style-name="T3">he’s</text:span> prisoner!</text:p>
      <text:p text:style-name="P1"><text:span text:style-name="T33">Heen</text:span>: Uooof! Uof!… Cal! Caal!</text:p>
      <text:p text:style-name="Activity">Heen transforms his self continuously, changing what he says based on his form. Meanwhile, he goes around Calcifer.</text:p>
      <text:p text:style-name="P1"><text:span text:style-name="T33">Calcifer</text:span>: Heen stop it.</text:p>
      <text:p text:style-name="P1"><text:span text:style-name="T33">Markl</text:span>: it’s very far away! <text:span text:style-name="T4">We</text:span> won’t arrive before evening!</text:p>
      <text:p text:style-name="P1"><text:span text:style-name="T33">Sophie</text:span>: You’re right, hurry up.</text:p>
      <text:p text:style-name="Activity">The team is outside the city walls, near the secret door</text:p>
      <text:p text:style-name="P1"><text:span text:style-name="T33">Sophie</text:span>: We should have arrived, but I don’t see any door.</text:p>
      <text:p text:style-name="P1"><text:span text:style-name="T33">Calcifer</text:span>: it’s magical! We detect his presence</text:p>
      <text:p text:style-name="P1"><text:span text:style-name="T33">Witch of the Waste</text:span>: yes, yes, we are dealing with a beautiful antique door.</text:p>
      <text:p text:style-name="Activity">Leaning on his magic stick, the witch of the lands approaches the walls and reveals the door tracing its perimeter.</text:p>
      <text:p text:style-name="P1"><text:span text:style-name="T33">Markl</text:span>: uooo incredible, I’ve never seen anything like this.</text:p>
      <text:p text:style-name="P1"><text:span text:style-name="T33">Sophie</text:span>: perfect, now we just have to pass it before a patrol come through the walls.</text:p>
      <text:p text:style-name="Activity">Once the enigma is solved, the door opens wide</text:p>
      <text:p text:style-name="P1"><text:span text:style-name="T33">Sophie</text:span>: never let it be said that a magic door refuses to let me in.</text:p>
      <text:h text:style-name="Heading_20_4" text:outline-level="4"><text:span text:style-name="T29">2 - W</text:span>here they arrive stealthily to the tavern</text:h>
      <text:p text:style-name="Activity">Beyond the walls, the team wanders through the city’s alleys.</text:p>
      <text:p text:style-name="P1"><text:span text:style-name="T33">Markl</text:span>: what a dark place here, Calcifer do a bit of light.</text:p>
      <text:p text:style-name="P1"><text:span text:style-name="T33">Sophie</text:span>: no Calcifer, stop! You will expose us, in fact, lower the visor of the armor.</text:p>
      <text:p text:style-name="P1"><text:span text:style-name="T33">Calcifer</text:span> lowers the visor and the alley becomes even darker.</text:p>
      <text:p text:style-name="P1"><text:span text:style-name="T33">Calcifer</text:span>: and here we are, completely in disguise.</text:p>
      <text:p text:style-name="Activity">Once arrived outside the tavern they see that inside it’s slightly illuminated.</text:p>
      <text:p text:style-name="P1"><text:span text:style-name="T33">Calcifer</text:span>: To us it looks like a trap</text:p>
      <text:p text:style-name="P1"><text:span text:style-name="T33">Sophie</text:span>: why would you say that? <text:span text:style-name="T5">What</text:span> was you expecting, a welcoming committee?</text:p>
      <text:p text:style-name="P1"><text:span text:style-name="T33">Calcifer</text:span>: no, it’s not for the silence, the whole city seems deserted. The problem is that we feel strange energies coming from there.</text:p>
      <text:p text:style-name="P1"><text:span text:style-name="T33">Markl</text:span>: in any case we wouldn’t know where else to go.</text:p>
      <text:p text:style-name="P1"><text:span text:style-name="T33">Witch of the Waste</text:span>: I have to sit down, I’m sick of this stick.</text:p>
      <text:p text:style-name="Activity">The Witch of the Lands approaches the door and waits for Sophie.</text:p>
      <text:h text:style-name="Heading_20_4" text:outline-level="4"><text:span text:style-name="T29">3 - </text:span>Where they enter the tavern full of monsters</text:h>
      <text:p text:style-name="Activity">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text:soft-page-break/>over the place, while hitting the nearest monster with a spell. Behind her, Markl hides full of fear as the witch of the lands rushes to the assault.</text:p>
      <text:p text:style-name="Text_20_body"><draw:frame draw:style-name="fr2" draw:name="Frame2" text:anchor-type="paragraph" svg:width="19.001cm" draw:z-index="2"><draw:text-box fo:min-height="10.028cm"><text:p text:style-name="Picture"><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7"><text:line-break/></text:span>Picture <text:sequence text:ref-name="refPicture1" text:name="Picture" text:formula="ooow:Picture+1" style:num-format="1">2</text:sequence>: The tavern full of monsters</text:p></draw:text-box></draw:frame></text:p>
      <text:h text:style-name="Heading_20_4" text:outline-level="4"><text:span text:style-name="T31">4 - </text:span><text:span text:style-name="T30">Where Ben arrives in the tavern and they escape from the roofs</text:span></text:h>
      <text:p text:style-name="Activity">As they finish victoriously, Ben comes downstairs, down the stairs leading to the upper floor.</text:p>
      <text:p text:style-name="P1"><text:span text:style-name="T33">Ben</text:span>: soon! Go upstairs! Many others of them are coming, you have made a mess!</text:p>
      <text:p text:style-name="P1"><text:span text:style-name="T33">Sophie</text:span>: and who would you be?</text:p>
      <text:p text:style-name="P1"><text:span text:style-name="T33">Ben</text:span>: for now it is enough to know that I fight by your side and that I am not covered with mud.</text:p>
      <text:p text:style-name="Activity">At the end of the battle they go to the first floor of the tavern.</text:p>
      <text:p text:style-name="P1"><text:span text:style-name="T33">Ben</text:span>: My name is Ben, I am a guard of Cal, loyal to the great King Beuron, you rather, how did you end up in the old base of the resistance?</text:p>
      <text:p text:style-name="Activity">Meanwhile, he looks at them worriedly, with particular attention to the old witch.</text:p>
      <text:p text:style-name="P1"><text:span text:style-name="T33">Sophie</text:span>: we’re looking for Howl the wizard, he’s been missing for days.</text:p>
      <text:p text:style-name="P1"><text:span text:style-name="T33">Ben</text:span>: Ah! Just as I imagined, you are Howl’s companions! Then you are also my companions. You, old woman, do you think you can jump from roof to roof with that old stick? You know, it’s really an emergency.</text:p>
      <text:p text:style-name="Activity">The witch of the lands stares Ben with love.</text:p>
      <text:p text:style-name="P1"><text:span text:style-name="T33">Witch of the Waste</text:span>: my beautiful young man, if the stick was not enough, I studied in my life at least a thousand spells even more useful to the task. I think I should remember at least one.</text:p>
      <text:p text:style-name="P1"><text:span text:style-name="T33">Ben</text:span>: and you? With that armor?</text:p>
      <text:p text:style-name="Activity">Calcifer uses the arms of the armor to lift the empty iron bust.</text:p>
      <text:p text:style-name="P1"><text:span text:style-name="T33">Calcifer</text:span>: we are self-sufficient, worried at most to keep the child and that dog away from our feet.</text:p>
      <text:p text:style-name="Activity">And so the group hurries to proceed on the roofs.</text:p>
      <text:p text:style-name="P1"><text:span text:style-name="T33">Sophie</text:span>: So you met Howl? In Salt Marina they said that King Beuron gone mad, and that Howl therefore quelled him.</text:p>
      <text:p text:style-name="P1"><text:span text:style-name="T33">Ben</text:span>: He did much more, he saved the king from Layton’s mental manipulation! Unfortunately, however, immediately afterwards he disappeared. He headed for Layton’s fortress with a handful of soldiers. But it’s been four days now.</text:p>
      <text:p text:style-name="P1"><text:span text:style-name="T33">Sophie</text:span>: do you think they were defeated?</text:p>
      <text:p text:style-name="P1"><text:soft-page-break/><text:span text:style-name="T33">Ben</text:span>: I don’t know how else to explain their missing.</text:p>
      <text:h text:style-name="Heading_20_4" text:outline-level="4"><text:span text:style-name="T29">5 - </text:span>Where they see Layton flying while they arrive at the base of the resistance</text:h>
      <text:p text:style-name="Activity">Shortly before their arriving at the base where Cal’s survivors and resistance are hidden, Calcifer perceives great magic power over their head.</text:p>
      <text:p text:style-name="P2"><text:span text:style-name="T33">Sophie</text:span>: L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Heading_20_4" text:outline-level="4">In the hideout, Sophie can talk to more survivors, as well as to team members.</text:h>
      <text:p text:style-name="P16">*Here Sophie can talk freely with N.P.C.</text:p>
      <text:p text:style-name="P4"><text:span text:style-name="T33">Calcifer</text:span>: Did you see how it flew in the night? It seems very powerful, he gives me the heebie-jeebies! And he loses slime wherever he goes, like an infector.</text:p>
      <text:p text:style-name="P4"><text:span text:style-name="T33">Sophie</text:span>: yes, he is a fearsome adversary, and he gives me nausea. I hope that we will find Howl soon and defeat him.</text:p>
      <text:p text:style-name="P5"><text:span text:style-name="T33">Markl</text:span>: How many cheerful people in here, it seems that good humor is useful to increase their resistance to the slime!</text:p>
      <text:p text:style-name="P5"><text:span text:style-name="T33">Sophie</text:span>: then you must be really resistant!</text:p>
      <text:p text:style-name="P5"><text:span text:style-name="T33">Markl</text:span>: Yeah, but I’ve always feared the blades of Layton’s servants more than the mud.</text:p>
      <text:p text:style-name="P6"><text:span text:style-name="T33">Heen</text:span>: Heen defeats Layton with the sword.</text:p>
      <text:p text:style-name="P6"><text:span text:style-name="T33">Sophie</text:span>: it’s still early to face Layton, we have to train! You still have to find many of your parts!</text:p>
      <text:p text:style-name="P6"><text:span text:style-name="T33">Heen</text:span>: if Heen returns like the Heen uses to be, he is invincible!</text:p>
      <text:p text:style-name="P8"><text:span text:style-name="T33">Xaion the warrior</text:span>: Welcome, I hope you can rest. There is always a great din here.</text:p>
      <text:p text:style-name="P8"><text:span text:style-name="T33">Sophie</text:span>: are you a soldier of the resistance?</text:p>
      <text:p text:style-name="P8"><text:span text:style-name="T33">Xaion</text:span>: That’s right, I’m Xaion, and I fight to free Radme.</text:p>
      <text:p text:style-name="P9"><text:span text:style-name="T33">Marion the smart</text:span>: Come from outside Cal? Once I used to <text:span text:style-name="T6">smuggle</text:span> from an exit of the south gate, how did you get in?</text:p>
      <text:p text:style-name="P9"><text:span text:style-name="T33">Sophie</text:span>: from the south gate, but we had many difficulties</text:p>
      <text:p text:style-name="P10"><text:span text:style-name="T33">Marion the smart</text:span>: it becomes increasingly difficult to leave the city. If you meet Victor outside, could you give him this letter? From Marion.</text:p>
      <text:p text:style-name="P12"><text:span text:style-name="T33">Ektor</text:span> the tightrope walker: I am Ektor, and I walk on ropes. Since no one pays a ticket to see my show, I do not have a place to stay. I try to make myself useful as I can.</text:p>
      <text:p text:style-name="P13"><text:span text:style-name="T33">Zip the merchant thief</text:span>: Hi adventurer, before leaving for the next adventure come to buy the from zip!</text:p>
      <text:p text:style-name="P13"><text:span text:style-name="T33">Sophie</text:span>: what do you sell?</text:p>
      <text:p text:style-name="P14"><text:span text:style-name="T33">Zip the merchant thief</text:span>: all that is useful left in the city, if you need something that I do not have in store, I go out and I steal it only for you, mt darling.</text:p>
      <text:h text:style-name="Heading_20_4" text:outline-level="4"><text:span text:style-name="T7">The</text:span> following two dialogues are useful to the plot</text:h>
      <text:h text:style-name="Heading_20_4" text:outline-level="4"><text:span text:style-name="T29">6 - T</text:span>he witch of the lands observes the orphan child</text:h>
      <text:p text:style-name="P1"><text:span text:style-name="T33">Witch of the Waste</text:span> addressed to Orphan child: look that beautiful child, just beautiful!</text:p>
      <text:p text:style-name="P1"><text:span text:style-name="T33">S</text:span><text:span text:style-name="T34">ophie</text:span> addressed to Witch of the Waste: but you were not already tired before arriving at the tavern? You should rest!</text:p>
      <text:p text:style-name="P1"><text:span text:style-name="T33">Witch of the Waste</text:span> addressed to Orphan child: and what a heart! <text:span text:style-name="T10">-interrupti</text:span><text:span text:style-name="T11">ng-</text:span><text:span text:style-name="T9"> </text:span>It is a big and noble heart!</text:p>
      <text:p text:style-name="Activity">Meanwhile, the Witch observes closely the child, who tries to wriggle, and finally manages to escape.</text:p>
      <text:h text:style-name="Heading_20_4" text:outline-level="4"><text:span text:style-name="T29">7 - </text:span>Where Ben talks about the sidequests and the main mission</text:h>
      <text:p text:style-name="Activity">When Sophie come to talk to Ben, she is followed by all the other members of the team.</text:p>
      <text:p text:style-name="P15"><text:span text:style-name="T33">Ben</text:span>: You met some members of the resistance. Many of them lost everything, their family members and everyone they knew fell victim to Layton’s spell, and now they are fighting each other.</text:p>
      <text:list xml:id="list4094843959" text:style-name="L1">
        <text:list-item>
          <text:p text:style-name="P26"><text:soft-page-break/><text:span text:style-name="T33">Sophie</text:span>: how to help the resistance</text:p>
        </text:list-item>
      </text:list>
      <text:p text:style-name="P23"><text:span text:style-name="T33">Ben</text:span>: since Layton discovered us, we are short of weapons, while Layton has almost all the army with him. His soldiers are slow, but even stronger than in human form. In addition we need food, Layton knows almost all the accesses to the city, to communicate with the roaring hills we need a new road</text:p>
      <text:list xml:id="list180260479294054" text:continue-numbering="true" text:style-name="L1">
        <text:list-item>
          <text:list>
            <text:list-item>
              <text:p text:style-name="P26"><text:span text:style-name="T33">Sophie</text:span>: the weapons</text:p>
            </text:list-item>
          </text:list>
        </text:list-item>
      </text:list>
      <text:p text:style-name="P25"><text:span text:style-name="T33">Ben</text:span>: We intended to attack the armory frontally, but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80259260641265" text:continue-numbering="true" text:style-name="L1">
        <text:list-item>
          <text:list>
            <text:list-item>
              <text:p text:style-name="P26"><text:span text:style-name="T33">Sophie</text:span>: the new road</text:p>
            </text:list-item>
          </text:list>
        </text:list-item>
      </text:list>
      <text:p text:style-name="P25"><text:span text:style-name="T33">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80259061829848" text:continue-numbering="true" text:style-name="L1">
        <text:list-item>
          <text:p text:style-name="P26"><text:span text:style-name="T33">Sophie</text:span>: latest news from Howl</text:p>
        </text:list-item>
      </text:list>
      <text:p text:style-name="P23"><text:span text:style-name="T33">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3"><text:span text:style-name="T33">Sophie</text:span>: it’s terrible, we have to free them and talk to them!</text:p>
      <text:p text:style-name="P24"><text:span text:style-name="T33">Ben</text:span>: I like your ardor, but the castle is the most watched place in Cal, and it will not be easy to access it<text:span text:style-name="T15">…</text:span> we will have to study a plan. Come back to me when you are ready to decide how to act.</text:p>
      <text:h text:style-name="Heading_20_4" text:outline-level="4"><text:span text:style-name="T32">8 - W</text:span>here they talk about the castle and the alchemist’s guild</text:h>
      <text:p text:style-name="Activity">Sophie and the others reach Ben and listen to the plan.</text:p>
      <text:p text:style-name="P1"><text:span text:style-name="T33">Ben</text:span>: We will have to access the castle from the sewers, from there we can go out in the castle baths, which are exactly two floors below the throne room. There should be the soldiers we have to free, according to my informants.</text:p>
      <text:p text:style-name="P1"><text:span text:style-name="T33">Sophie</text:span>: Does he keep them prisoners in the throne room?</text:p>
      <text:p text:style-name="P1"><text:span text:style-name="T33">Ben</text:spa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Heading_20_4" text:outline-level="4"><text:span text:style-name="T32">9 - W</text:span>here the team meets the crazy alchemist</text:h>
      <text:p text:style-name="Activity">As soon as they enter the guild from a narrow passage, the team is wrapped in a thin fog, a laugh runs through the corridors and breaks the silence. The alchemist invites the team to overcome his enigmas.</text:p>
      <text:p text:style-name="P1"><text:span text:style-name="T33">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1"><text:span text:style-name="T33">Sophie</text:span>: obviously he does not know that hot water is the only way to get rid of the slime, must get crazy trying to do it.</text:p>
      <text:p text:style-name="P1"><text:span text:style-name="T33">Calcifer</text:span>: yeah! It gives me creeps!</text:p>
      <text:p text:style-name="P1"><text:span text:style-name="T14">Markl</text:span><text:span text:style-name="T13"> </text:span><text:span text:style-name="T10">-worried-</text:span>: maybe we should just tell him how to save himself</text:p>
      <text:p text:style-name="P1"><text:span text:style-name="T33">Alchemist</text:span> <text:span text:style-name="T10">-</text:span><text:span text:style-name="T12">from</text:span><text:span text:style-name="T10"> outside the room-</text:span>: Only a thief with an acumen like mine can overcome my riddles, and enjoy the last treasures of the guild.</text:p>
      <text:p text:style-name="P1"><text:soft-page-break/><text:span text:style-name="T33">Markl</text:span>: HEEEEY ALCH<text:span text:style-name="T16">E</text:span>MIST! A HOT BATHROOM WILL DO TO HEAL YOU, LET US HELP YOU, WE ARE ENEMIES OF LAYTON!</text:p>
      <text:p text:style-name="P1"><text:span text:style-name="T33">Alchemist</text:span>:….</text:p>
      <text:p text:style-name="P3"><text:span text:style-name="T33">Sophie</text:span>: obviously he can not hear us, I believe that the voice reaches us through a spell<text:span text:style-name="T15">…</text:span> we will have to make our way to his room.</text:p>
      <text:p text:style-name="Activity">The team enters the guild hall.</text:p>
      <text:h text:style-name="Heading_20_4" text:outline-level="4"><text:span text:style-name="T32">10 - W</text:span>here they find the book and leave the guild</text:h>
      <text:p text:style-name="Activity">They enter the alchemist’s room and find it threatening, holding the ancient code to itself behind a counter full of alembics.</text:p>
      <text:p text:style-name="P1"><text:span text:style-name="T33">Heen</text:span> -<text:span text:style-name="T10">growls-</text:span>.</text:p>
      <text:p text:style-name="P1"><text:span text:style-name="T33">Alchemist</text:span>: Welcome, I must deduce that you have managed to overcome my enigmas.</text:p>
      <text:p text:style-name="P1"><text:span text:style-name="T33">Sophie</text:span>: yes and it’s time for you to give up, we do not want to hurt you.</text:p>
      <text:p text:style-name="P22"><text:span text:style-name="T33">Alchemist</text:span>: you have not been sent by Layton?</text:p>
      <text:p text:style-name="P1"><text:span text:style-name="T33">Sophie</text:span>: no, we are allies of King Beuron</text:p>
      <text:p text:style-name="P1"><text:span text:style-name="T33">Alchemist</text:span>: So you’re not going to steal my soul?</text:p>
      <text:p text:style-name="P1"><text:span text:style-name="T33">Sophie</text:span>: no, we only want the ancient code<text:span text:style-name="T15">…</text:span> but you’re full of slime, why you are not a monster?</text:p>
      <text:p text:style-name="P1"><text:span text:style-name="T33">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33">Sophie</text:span>: it is enough to wash for several hours in hot water, it has worked with the ch<text:span text:style-name="T18">ie</text:span>f of the roaring Hills, it will work with you too.</text:p>
      <text:p text:style-name="Activity">The alchemist remains a moment petrified for the revelation, then drops the code and runs to prepare the bath in the next room. Sophie takes the book.</text:p>
      <text:p text:style-name="P1"><text:span text:style-name="T33">Sophie</text:span>: good bathroom mister alchemist!</text:p>
      <text:h text:style-name="Heading_20_4" text:outline-level="4"><text:span text:style-name="T32">11 - W</text:span>here they arrive with Ben at the ancient port of the sewers</text:h>
      <text:p text:style-name="P1"><text:span text:style-name="T33">Ben</text:span>: do you have the code?</text:p>
      <text:p text:style-name="P1"><text:span text:style-name="T33">Sophie</text:span>: yes</text:p>
      <text:p text:style-name="P1"><text:span text:style-name="T33">Calcifer</text:span>: it was guarded by a very dangerous madman, it’s been much more difficult than expected.</text:p>
      <text:p text:style-name="P1"><text:span text:style-name="T33">Ben</text:span>: the important thing is that now you are here, unharmed. Follow me.</text:p>
      <text:p text:style-name="Activity">Ben leads them into a tunnel dug by the resistance, and they reach a canal full of water. A large circular gate of heavy iron prevents them from continuing. Ben calls Sophie and shows her a page of the book.</text:p>
      <text:p text:style-name="P1"><text:span text:style-name="T33">Ben</text:span>: I can no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Heading_20_4" text:outline-level="4"><text:span text:style-name="T32">12 - W</text:span>here they comment on the sewers and the enigmas</text:h>
      <text:p text:style-name="P1"><draw:frame draw:style-name="fr3" draw:name="Frame3" text:anchor-type="paragraph" svg:x="12.002cm" svg:y="-0.064cm" svg:width="7.999cm" draw:z-index="4"><draw:text-box fo:min-height="5.219cm"><text:p text:style-name="Picture"><draw:frame draw:style-name="fr4" draw:name="Image3" text:anchor-type="as-char" svg:width="7.999cm" style:rel-width="100%" svg:height="5.219cm" style:rel-height="scale" draw:z-index="5"><draw:image xlink:href="../../Resources/Levels/Radme/Cal/HandDrawings/MudMonster.png" xlink:type="simple" xlink:show="embed" xlink:actuate="onLoad" loext:mime-type="image/png"/></draw:frame><text:span text:style-name="T27"><text:line-break/></text:span>Picture <text:sequence text:ref-name="refPicture2" text:name="Picture" text:formula="ooow:Picture+1" style:num-format="1">3</text:sequence>: Mud monster</text:p></draw:text-box></draw:frame><text:span text:style-name="T33">Markl</text:span>: I had no idea that there was a civilization before the current one in <text:span text:style-name="T17">R</text:span>adme. Judging by these structures it was quite advanced!</text:p>
      <text:p text:style-name="P1"><text:span text:style-name="T33">Witch of the Waste</text:span>: it was, they were certainly more technologically advanced than the current inhabitants of <text:span text:style-name="T17">R</text:span>adme. Not to mention their mastery of magic, superior to the best wizards of Ingary. The legend tells that a natural disaster made them disappear.</text:p>
      <text:p text:style-name="P1"><text:span text:style-name="T33">Markl</text:span>: and the current inhabitants?</text:p>
      <text:p text:style-name="P1"><text:span text:style-name="T33">Witch of the Waste</text:span>: they are settlers, emigrated from our continent many years ago.</text:p>
      <text:p text:style-name="Activity">Crossing a pool of water</text:p>
      <text:p text:style-name="P1"><text:soft-page-break/><text:span text:style-name="T33">Calcifer</text:span>: This place is wet, we do not like it. We have the armor full of water.</text:p>
      <text:p text:style-name="P1"><text:span text:style-name="T33">H</text:span><text:span text:style-name="T35">een</text:span> <text:span text:style-name="T10">-swims like a dog-</text:span>: uuuff uuuuuff!</text:p>
      <text:p text:style-name="P1"><text:span text:style-name="T33">Sophie</text:span>: resist Calcifer, we’re almost there!</text:p>
      <text:p text:style-name="Activity">They meet a new kind of monster, completely covered with mud.</text:p>
      <text:p text:style-name="P1"><text:span text:style-name="T33">Sophie</text:span>: this is incredibly ugly!</text:p>
      <text:p text:style-name="P1"><text:span text:style-name="T33">Calcifer</text:span>: and it stinks!</text:p>
      <text:h text:style-name="Heading_20_4" text:outline-level="4"><text:span text:style-name="T32">13 - W</text:span>here they come out of the sewers, in the baths of the castle</text:h>
      <text:p text:style-name="Activity">Calcifer is the first to get out of the sewers, and begins to shake awkwardly to let the water out of the joints of the armor. Immediately after Heen shakes off the hair and wet Calcifer again. While <text:span text:style-name="T20">C</text:span>alcifer complains, Sophie covers the visor of his helmet telling him to be silent. The Team is hiding in a locker room while in the central hall with the baths passes a platoon of patrol guards.</text:p>
      <text:h text:style-name="Heading_20_4" text:outline-level="4"><text:span text:style-name="T32">14 - W</text:span>here (opt) thy decide to save civilians in prisons</text:h>
      <text:p text:style-name="Activity">Once in the prisons there are about twenty people.</text:p>
      <text:p text:style-name="P1"><text:span text:style-name="T33">Sophie</text:span>: and who would you be? Soldiers?</text:p>
      <text:p text:style-name="Activity">A clown with extremely sad makeup, sitting in the center of the largest cell rises and, moving in an absurdly theatrical way, responds.</text:p>
      <text:p text:style-name="P1"><text:span text:style-name="T36">Clown</text:span>: we are the immune!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pan text:style-name="T33">Sophie</text:span>: we will find a way to free you, you would be excellent allies for the resistance. Layton’s kingdom must end!</text:p>
      <text:h text:style-name="Heading_20_4" text:outline-level="4">In the prison, Sophie can speak with the released prisoners.</text:h>
      <text:p text:style-name="P17">*Here Sophie can talk freely with N.P.C.</text:p>
      <text:p text:style-name="P4"><text:span text:style-name="T33">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4"><text:span text:style-name="T33">Sophie</text:span>: Ektor is safe! You’ll meet him at the den of the resistance!</text:p>
      <text:p text:style-name="P4"><text:span text:style-name="T33">Clown</text:span>: What a wonderful news, I can not wait!</text:p>
      <text:p text:style-name="P20"><text:span text:style-name="T33">Ron the poet</text:span>: They took me together with the clown, in the miserable hostel in the city. When they discovered they could not use us, they left us to rot. I have not eaten for days!</text:p>
      <text:p text:style-name="P20"><text:span text:style-name="T33">Sophie</text:span>: I should have some crackers.</text:p>
      <text:p text:style-name="P21"><text:span text:style-name="T33">Ron the poet</text:span>: oh my benefactress and liberator!</text:p>
      <text:p text:style-name="P9"><text:span text:style-name="T33">Zelda the good</text:span>: I take care of the needy as I can.</text:p>
      <text:p text:style-name="P9"><text:span text:style-name="T33">Sophie</text:span>: are you an herbalist?</text:p>
      <text:p text:style-name="P11"><text:span text:style-name="T33">Zelda the good</text:span>: yes, and not only, I studied medicine from a master, I will be able to help you.</text:p>
      <text:p text:style-name="P12"><text:span text:style-name="T33">Vlad the Barbarian</text:span>: I come from a distant land, where I was a bear knight. Since I joined the army of Beuron as a mercenary, I never imagined that there would be a desertion. Now I find myself here without even understanding why.</text:p>
      <text:p text:style-name="P12"><text:span text:style-name="T33">Sophie</text:span>: now that you are free you could serve again, for our cause.</text:p>
      <text:h text:style-name="Heading_20_4" text:outline-level="4"><text:span text:style-name="T32">15 - W</text:span>here they come to the throne room, where they defeat the soldiers</text:h>
      <text:p text:style-name="Activity">Once in the throne room they fight with the soldiers, who seem to be waiting for them standing forever. After the fight Sophie notes that their armor is dirty with mud from the marsh.</text:p>
      <text:p text:style-name="Activity"><draw:frame draw:style-name="fr2" draw:name="Frame4" text:anchor-type="paragraph" svg:width="19.001cm" draw:z-index="6"><draw:text-box fo:min-height="11.393cm"><text:p text:style-name="Picture"><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7"><text:line-break/></text:span>Picture <text:sequence text:ref-name="refPicture3" text:name="Picture" text:formula="ooow:Picture+1" style:num-format="1">4</text:sequence>: Throne room</text:p></draw:text-box></draw:frame><text:soft-page-break/></text:p>
      <text:p text:style-name="P1"><text:span text:style-name="T33">Sophie</text:span>: they wear the same armor of the night when Howl disappeared, they come from the swamp. But what have they been doing all this time? Can Layton keep them here waiting for death? They keep staring the void! It’s a monster.</text:p>
      <text:p text:style-name="Activity">Meanwhile Markl Heen and Calcifer move the bodies stunned towards the baths with the pools.</text:p>
      <text:p text:style-name="P1"><text:span text:style-name="T33">Markl</text:span>: give us a hand to free them, they are very heavy.</text:p>
      <text:h text:style-name="Heading_20_4" text:outline-level="4"><text:span text:style-name="T32">16 - W</text:span>here Calcifer heats up the baths to save the soldiers</text:h>
      <text:p text:style-name="Activity">Sophie and her friends have opened the water channels and the water basin inside the boiler is full.</text:p>
      <text:p text:style-name="P1"><text:span text:style-name="T33">Sophie</text:span>: Calcifer, now it’s up to you to heat up.</text:p>
      <text:p text:style-name="P1"><text:span text:style-name="T33">Calcifer</text:span>: but we will need wood. A pool does not heat itself. Surely around here we will find it in abundance.</text:p>
      <text:p text:style-name="Activity">Recovered the wood and accumulated in a pile under the boiler <text:span text:style-name="T22">Calcifer</text:span> blaze</text:p>
      <text:p text:style-name="P1"><text:span text:style-name="T33">Calcifer</text:span>: we hate to heat water, it’s a stupid task. We are made to cross planets!</text:p>
      <text:p text:style-name="P1"><text:span text:style-name="T33">Sophie</text:span>: Calcifer, think that you’re saving so many lives and solving a war! Plus you’re saving Howl!</text:p>
      <text:p text:style-name="P1"><text:span text:style-name="T33">Calcifer</text:span>: certainly certain.</text:p>
      <text:p text:style-name="P1"><text:span text:style-name="T33">Witch of the Waste</text:span>: what a nice little fire, a huge little fire!</text:p>
      <text:p text:style-name="Activity">The heated water is drained into the baths, where the unconscious soldiers begin to return human.</text:p>
      <text:h text:style-name="Heading_20_4" text:outline-level="4">While the defeated soldiers take a bath in the spa you can talk to some of th<text:span text:style-name="T21">em</text:span>:</text:h>
      <text:p text:style-name="P19">*Here Sophie can talk freely with N.P.C.</text:p>
      <text:p text:style-name="P7"><text:span text:style-name="T33">Soldier1</text:span>: mmm, finally I’m fine, I’ve never been better</text:p>
      <text:p text:style-name="P20"><text:span text:style-name="T33">Soldier2</text:span>: it’s like being born again, now I can remember my name!</text:p>
      <text:p text:style-name="P12"><text:span text:style-name="T33">Soldier3</text:span> <text:span text:style-name="T10">-distraught-</text:span>: slime everywhere, it’s like bringing the swamp inside.</text:p>
      <text:p text:style-name="P4"><text:span text:style-name="T33">Soldier4</text:span>: I drank the water in which you are bathing us, and now I am terribly hungry.</text:p>
      <text:h text:style-name="Heading_20_4" text:outline-level="4"><text:span text:style-name="T32">17 - W</text:span>here they talk to the soldiers and Ben invites them to join the king.</text:h>
      <text:p text:style-name="Activity">In the rebel shelter</text:p>
      <text:p text:style-name="P1"><text:soft-page-break/><text:span text:style-name="T33">Ben</text:span>: Welcome back! As I am pleased to see you come back with my brothers! The diversion that we created on the other side of the city cost us many wounded, we need new levers!</text:p>
      <text:p text:style-name="P3"><text:span text:style-name="T33">Sophie</text:span>: unfortunately they are all practically fainted, we will have to wait until they wake up<text:span text:style-name="T15">…</text:span></text:p>
      <text:p text:style-name="P1"><text:span text:style-name="T33">B</text:span><text:span text:style-name="T37">en</text:span> <text:span text:style-name="T10">-turning to the doctor-</text:span>: bring me salts, we must act quickly, who knows what Layton is doing to Howl right now.</text:p>
      <text:p text:style-name="Activity">After using the salts on the guards.</text:p>
      <text:p text:style-name="P1"><text:span text:style-name="T33">Ben</text:span>: Hello soldiers, welcome back, do you remember me?</text:p>
      <text:p text:style-name="P1"><text:span text:style-name="T33">Soldier1</text:span>: Ben! You’re safe and sound! Where are we?</text:p>
      <text:p text:style-name="P1"><text:span text:style-name="T33">Soldier2</text:span>: what happened to us?</text:p>
      <text:p text:style-name="P1"><text:span text:style-name="T33">Soldier3</text:span>: I remember we were fighting at the swamp, an army of Layton henchmen.</text:p>
      <text:p text:style-name="P1"><text:span text:style-name="T33">Soldier2</text:span>: Howl and Layton fought over our heads.</text:p>
      <text:p text:style-name="P1"><text:span text:style-name="T33">Soldier4</text:span>: I remember a deafening sound. Then howl fell into the river that runs through the swamp to Cal.</text:p>
      <text:p text:style-name="P1"><text:span text:style-name="T33">Soldier1</text:span>: I remember too, even though I was too busy fighting to be able to see well.</text:p>
      <text:p text:style-name="P1"><text:span text:style-name="T33">Soldier4</text:span>: Layton shone with a very strong light, I remember him, screaming that he could win any mage.</text:p>
      <text:p text:style-name="P1"><text:span text:style-name="T33">Sophie</text:span>: So Howl fell into the river?</text:p>
      <text:p text:style-name="P1"><text:span text:style-name="T33">Soldier4</text:span>: yes, and unfortunately, I think he was drowning.</text:p>
      <text:p text:style-name="P1"><text:span text:style-name="T33">Ben</text:span>: The rapids of the river are terrible. Layton must have made him lose his senses and then let him die in the water. If he arrived at Cal’s dam we would have seen him. I left a guard to watch it.</text:p>
      <text:p text:style-name="Activity">Sophie and the team exchange looks of despair.</text:p>
      <text:p text:style-name="P1"><text:span text:style-name="T33">Calcifer</text:span>: could it not be somewhere along the river? Maybe with a head injury, or in a coma!</text:p>
      <text:p text:style-name="P1"><text:span text:style-name="T33">Ben</text:span>: maybe, but I recommend you to go and get help from King Beuron, before proceeding to the swamps. He will certainly give you all the support he can to facilitate your journey.</text:p>
      <text:h text:style-name="Heading_20_4" text:outline-level="4">Before leaving the shelter they can talk to some soldiers for more information on the battle, with members of the resistance and with the team member<text:span text:style-name="T24">s</text:span>:</text:h>
      <text:p text:style-name="P18">*Here Sophie can talk freely with N.P.C.</text:p>
      <text:p text:style-name="P4"><text:span text:style-name="T33">Soldier1</text:span>: Howl fought well. For a moment, I thought we would win.</text:p>
      <text:p text:style-name="P4"><text:span text:style-name="T33">Sophie</text:span>: but have you seen what happened to Howl before he fells?</text:p>
      <text:p text:style-name="P4"><text:span text:style-name="T33">Soldier1</text:span>: no. I was too worried about staring at the blade that was trying to hit me.</text:p>
      <text:p text:style-name="P9"><text:span text:style-name="T33">Soldier2</text:span>: I hope he is still alive, Simon has fallen into the rapid, and I myself have heard the sound of his head striking the boulders.</text:p>
      <text:p text:style-name="P9"><text:span text:style-name="T33">Sophie</text:span>: really heartening.</text:p>
      <text:p text:style-name="Activity">Calcifer does not speak.</text:p>
      <text:p text:style-name="P20">Markl: I can not believe it, it’s not true. It can not be, Howl would not let himself be defeated like that.</text:p>
      <text:h text:style-name="Heading_20_4" text:outline-level="4"><text:span text:style-name="T32">18 - W</text:span>here they reach the walls talking about Howl</text:h>
      <text:p text:style-name="P1"><text:span text:style-name="T33">Markl</text:span>: do you think that he’s really drowned?</text:p>
      <text:p text:style-name="P1"><text:span text:style-name="T33">C</text:span><text:span text:style-name="T38">alcifer</text:span> <text:span text:style-name="T10">-worried-</text:span>: we really do not believe it. There should be an indissoluble bond between us. I’m sure if he was dying we would be the first to know it. What absurdity, Howl dead.</text:p>
      <text:p text:style-name="P1"><text:span text:style-name="T33">Sophie</text:span>: Do not be afraid, Calcifer, he’s fine, I’m sure too. We just have to hurry up to find it, before all these people are destroyed by Layton’s madness.</text:p>
      <text:p text:style-name="P1"><text:span text:style-name="T33">Calcifer</text:span>: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Levels 6: Cal</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7T18:02:57.418000000</dc:date>
    <meta:editing-duration>PT1H38M49S</meta:editing-duration>
    <meta:editing-cycles>146</meta:editing-cycles>
    <meta:generator>LibreOffice/6.1.2.1$Windows_X86_64 LibreOffice_project/65905a128db06ba48db947242809d14d3f9a93fe</meta:generator>
    <dc:creator>Michele Maione</dc:creator>
    <meta:document-statistic meta:table-count="1" meta:image-count="4" meta:object-count="0" meta:page-count="8" meta:paragraph-count="226" meta:word-count="4077" meta:character-count="21723" meta:non-whitespace-character-count="17869"/>
    <meta:template xlink:type="simple" xlink:actuate="onRequest" xlink:title="" xlink:href="../MasterGameDesignDocument.odm" meta:date="2018-11-27T17:57:10.042000000"/>
  </office:meta>
</office:document-meta>
</file>